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0.055cm" table:align="left"/>
    </style:style>
    <style:style style:name="Tableau1.A" style:family="table-column">
      <style:table-column-properties style:column-width="1.475cm"/>
    </style:style>
    <style:style style:name="Tableau1.B" style:family="table-column">
      <style:table-column-properties style:column-width="9.232cm"/>
    </style:style>
    <style:style style:name="Tableau1.C" style:family="table-column">
      <style:table-column-properties style:column-width="0.058cm"/>
    </style:style>
    <style:style style:name="Tableau1.D" style:family="table-column">
      <style:table-column-properties style:column-width="9.29cm"/>
    </style:style>
    <style:style style:name="Tableau1.A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au1.C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6" style:family="table-row">
      <style:table-row-properties style:min-row-height="1.63cm"/>
    </style:style>
    <style:style style:name="Tableau1.B6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C6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B9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1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au3" style:family="table">
      <style:table-properties style:width="18.387cm" table:align="margins"/>
    </style:style>
    <style:style style:name="Tableau3.A" style:family="table-column">
      <style:table-column-properties style:column-width="4.597cm" style:rel-column-width="16383*"/>
    </style:style>
    <style:style style:name="Tableau3.D" style:family="table-column">
      <style:table-column-properties style:column-width="4.597cm" style:rel-column-width="16386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D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able_20_Contents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5" style:family="paragraph" style:parent-style-name="Table_20_Contents"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omic Sans MS" fo:font-size="11pt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Comic Sans MS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#dddddd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omic Sans MS" fo:font-size="9pt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Comic Sans MS" fo:font-size="7pt" style:font-size-asian="7pt" style:font-size-complex="7pt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Comic Sans MS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4" style:family="paragraph" style:parent-style-name="Table_20_Contents">
      <style:paragraph-properties fo:background-color="#ffff99">
        <style:background-image/>
      </style:paragraph-properties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background-color="#ffff99">
        <style:background-image/>
      </style:paragraph-properties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loext:contextual-spacing="false" fo:margin-top="0cm" fo:margin-bottom="0cm"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loext:contextual-spacing="false" fo:margin-top="0cm" fo:margin-bottom="0cm" fo:text-align="start" style:justify-single-word="false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loext:contextual-spacing="false" fo:margin-top="0cm" fo:margin-bottom="0cm" fo:background-color="#ffff99">
        <style:background-image/>
      </style:paragraph-properties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2" style:family="paragraph" style:parent-style-name="Standard">
      <style:text-properties fo:font-weight="bold" style:font-weight-asian="bold" style:font-weight-complex="bold"/>
    </style:style>
    <style:style style:name="P23" style:family="paragraph" style:parent-style-name="Table_20_Contents"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24" style:family="paragraph" style:parent-style-name="Table_20_Contents"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4" office:value-type="string">
            <text:p text:style-name="P6">Vendredi 18 janvier</text:p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10">horaires</text:p>
          </table:table-cell>
          <table:table-cell table:style-name="Tableau1.B2" office:value-type="string">
            <text:p text:style-name="P8">CP</text:p>
          </table:table-cell>
          <table:table-cell table:style-name="Tableau1.C2" table:number-columns-spanned="2" office:value-type="string">
            <text:p text:style-name="P8">CE1</text:p>
          </table:table-cell>
          <table:covered-table-cell/>
        </table:table-row>
        <table:table-row>
          <table:table-cell table:style-name="Tableau1.A2" table:number-rows-spanned="2" office:value-type="string">
            <text:p text:style-name="P6">8h30</text:p>
            <text:p text:style-name="P6"/>
            <text:p text:style-name="P6"/>
            <text:p text:style-name="P6"/>
            <text:p text:style-name="P6">8h45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9h15</text:p>
            <text:p text:style-name="P6"/>
            <text:p text:style-name="P6"/>
            <text:p text:style-name="P6"/>
            <text:p text:style-name="P6">9h45</text:p>
          </table:table-cell>
          <table:table-cell table:style-name="Tableau1.B3" table:number-columns-spanned="3" office:value-type="string">
            <text:p text:style-name="P3">Rituel : - le jour d'aujourd'hui : la roue des jours + écriture de la date au tableau. Encodage par les CP</text:p>
            <text:p text:style-name="P3">Agenda coop : </text:p>
          </table:table-cell>
          <table:covered-table-cell/>
          <table:covered-table-cell/>
        </table:table-row>
        <table:table-row>
          <table:covered-table-cell/>
          <table:table-cell table:style-name="Tableau1.A2" office:value-type="string">
            <text:p text:style-name="P5">Ecriture</text:p>
            <text:p text:style-name="P24">→ écriture sur le cahier → critères de réussite à remplir</text:p>
            <text:p text:style-name="P24">→ écrire les devoirs</text:p>
            <text:p text:style-name="P5">Lecture</text:p>
            <text:p text:style-name="P5">→ <text:span text:style-name="T1">lire dans sa tête le texte : entourer les mots qu'on ne connaît pas, qu'on ne comprend pas ou qu'on n'arrive pas à lire.</text:span></text:p>
            <text:p text:style-name="P5"><text:span text:style-name="T1">Lecture individuelle puis deux par deux.</text:span></text:p>
            <text:p text:style-name="P14">→ Lecture tous ensemble</text:p>
            <text:p text:style-name="P14">→ questions sur la compréhension du texte : mimer le texte : raconter l'histoire ! </text:p>
            <text:p text:style-name="P14">→ exercices du fichier</text:p>
          </table:table-cell>
          <table:table-cell table:style-name="Tableau1.B3" table:number-columns-spanned="2" office:value-type="string">
            <text:p text:style-name="P19">EDL </text:p>
            <text:p text:style-name="P17">Séance 2 le verbe : collectif</text:p>
            <text:p text:style-name="P19">Lecture explicite</text:p>
            <text:p text:style-name="P21">Lectorino-Lectorinette : suite module 2</text:p>
            <text:p text:style-name="P19">Copie renversée</text:p>
            <text:p text:style-name="P17">Texte du joueur de flûte de Hamelin</text:p>
            <text:p text:style-name="P20">Dictée</text:p>
            <text:p text:style-name="P17">Écoute de la dictée au casque</text:p>
            <text:p text:style-name="P18">Ecrire la dictée sur son cahier</text:p>
            <text:p text:style-name="P18">Autocorrection en vert sur la table de correction (prévoir fiche de correction et stylo vert pour pas de triche possible)</text:p>
          </table:table-cell>
          <table:covered-table-cell/>
        </table:table-row>
        <table:table-row>
          <table:table-cell table:style-name="Tableau1.A2" office:value-type="string">
            <text:p text:style-name="P6">10h00</text:p>
          </table:table-cell>
          <table:table-cell table:style-name="Tableau1.C2" table:number-columns-spanned="3" office:value-type="string">
            <text:p text:style-name="P9">Récréation</text:p>
          </table:table-cell>
          <table:covered-table-cell/>
          <table:covered-table-cell/>
        </table:table-row>
        <table:table-row table:style-name="Tableau1.6">
          <table:table-cell table:style-name="Tableau1.A2" table:number-rows-spanned="2" office:value-type="string">
            <text:p text:style-name="P6">10h15</text:p>
            <text:p text:style-name="P6"/>
            <text:p text:style-name="P6"/>
            <text:p text:style-name="P6"/>
            <text:p text:style-name="P6">10h30</text:p>
          </table:table-cell>
          <table:table-cell table:style-name="Tableau1.B6" office:value-type="string">
            <text:p text:style-name="P15">→ apprendre les mots-outils TAOKI, s'entrainer sur les petits accordéons en papier + les écrire dans son carnet de mots-outils</text:p>
          </table:table-cell>
          <table:table-cell table:style-name="Tableau1.C6" table:number-columns-spanned="2" office:value-type="string">
            <text:p text:style-name="P18">Suite atelier</text:p>
          </table:table-cell>
          <table:covered-table-cell/>
        </table:table-row>
        <table:table-row>
          <table:covered-table-cell/>
          <table:table-cell table:style-name="Tableau1.C6" table:number-columns-spanned="3" office:value-type="string">
            <text:p text:style-name="P2">Calcul mental :<text:span text:style-name="T1"> cf classeur rouge</text:span>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6">10h45</text:p>
          </table:table-cell>
          <table:table-cell table:style-name="Tableau1.B6" table:number-columns-spanned="2" office:value-type="string">
            <text:p text:style-name="P2">Les nombres jusqu'à 19</text:p>
          </table:table-cell>
          <table:covered-table-cell/>
          <table:table-cell table:style-name="Tableau1.C6" office:value-type="string">
            <text:p text:style-name="P2">Les nombres jusqu'à 999</text:p>
            <text:p text:style-name="P2"/>
          </table:table-cell>
        </table:table-row>
        <table:table-row>
          <table:table-cell table:style-name="Tableau1.A2" office:value-type="string">
            <text:p text:style-name="P6">11h30</text:p>
          </table:table-cell>
          <table:table-cell table:style-name="Tableau1.B9" table:number-columns-spanned="3" office:value-type="string">
            <text:p text:style-name="P16">Pause méridienne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6">13h00</text:p>
          </table:table-cell>
          <table:table-cell table:style-name="Tableau1.C6" table:number-columns-spanned="3" office:value-type="string">
            <text:p text:style-name="P12">EMC : conseil d'élève ou cf guide ACCES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6">13h45</text:p>
            <text:p text:style-name="P6"/>
          </table:table-cell>
          <table:table-cell table:style-name="Tableau1.C6" table:number-columns-spanned="3" office:value-type="string">
            <text:p text:style-name="P4">Ateliers autonome de maths : plan de travail </text:p>
            <text:p text:style-name="P4">Prise en charge d'un groupe en difficultés par PE </text:p>
            <text:p text:style-name="P4">Prise en charge d'un atelier par la stagiaire (elle peut elle même préparer l'atelier de son choix)</text:p>
          </table:table-cell>
          <table:covered-table-cell/>
          <table:covered-table-cell/>
        </table:table-row>
        <table:table-row>
          <table:table-cell table:style-name="Tableau1.A12" office:value-type="string">
            <text:p text:style-name="P6">14h30</text:p>
          </table:table-cell>
          <table:table-cell table:style-name="Tableau1.B9" table:number-columns-spanned="3" office:value-type="string">
            <text:p text:style-name="P13">Récréation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6">14h45</text:p>
            <text:p text:style-name="P11">les groupes tournent au bout de 30 min</text:p>
            <text:p text:style-name="P6">15h45</text:p>
            <text:p text:style-name="P6">16h00</text:p>
          </table:table-cell>
          <table:table-cell table:style-name="Tableau1.C6" table:number-columns-spanned="3" office:value-type="string">
            <table:table table:name="Tableau3" table:style-name="Tableau3">
              <table:table-column table:style-name="Tableau3.A" table:number-columns-repeated="3"/>
              <table:table-column table:style-name="Tableau3.D"/>
              <table:table-row>
                <table:table-cell table:style-name="Tableau3.A1" office:value-type="string">
                  <text:p text:style-name="P7">Groupe 1 CP</text:p>
                </table:table-cell>
                <table:table-cell table:style-name="Tableau3.A1" office:value-type="string">
                  <text:p text:style-name="P7">Groupe 2 CP</text:p>
                </table:table-cell>
                <table:table-cell table:style-name="Tableau3.A1" office:value-type="string">
                  <text:p text:style-name="P7">Groupe 1 CE1</text:p>
                </table:table-cell>
                <table:table-cell table:style-name="Tableau3.D1" office:value-type="string">
                  <text:p text:style-name="P7">Groupe 2 CE1</text:p>
                </table:table-cell>
              </table:table-row>
              <table:table-row>
                <table:table-cell table:style-name="Tableau3.A2" table:number-rows-spanned="2" office:value-type="string">
                  <text:p text:style-name="P7">Révision des mots outils deux par deux.</text:p>
                </table:table-cell>
                <table:table-cell table:style-name="Tableau3.A2" table:number-rows-spanned="2" office:value-type="string">
                  <text:p text:style-name="P7">Dictées muettes (<text:span text:style-name="T2">encodage</text:span>)</text:p>
                </table:table-cell>
                <table:table-cell table:style-name="Tableau3.C2" table:number-columns-spanned="2" office:value-type="string">
                  <text:p text:style-name="P7">Ateliers autonomes : plan de travail</text:p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Tableau3.C2" table:number-columns-spanned="2" office:value-type="string">
                  <text:p text:style-name="P7">Lecture à voix haute avec PE, atelier d’écriture</text:p>
                </table:table-cell>
                <table:covered-table-cell/>
              </table:table-row>
            </table:table>
            <text:p text:style-name="P4">Bilan des ateliers / Regard sur les plans de travail. 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62cm" fo:margin-bottom="2cm" fo:margin-left="0.203cm" fo:margin-right="0.6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brina Agnellini</meta:initial-creator>
    <meta:creation-date>2018-09-17T16:24:40.49</meta:creation-date>
    <dc:date>2019-01-14T11:45:23.15</dc:date>
    <meta:editing-duration>P3DT6H5M44S</meta:editing-duration>
    <meta:editing-cycles>12</meta:editing-cycles>
    <meta:generator>OpenOffice/4.1.5$Win32 OpenOffice.org_project/415m1$Build-9789</meta:generator>
    <dc:creator>Sabrina Agnellini</dc:creator>
    <meta:document-statistic meta:table-count="2" meta:image-count="0" meta:object-count="0" meta:page-count="1" meta:paragraph-count="62" meta:word-count="309" meta:character-count="1704"/>
  </office:meta>
</office:document-meta>
</file>